
<file path=META-INF/manifest.xml><?xml version="1.0" encoding="utf-8"?>
<manifest:manifest xmlns:ns36="a"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ns36="a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font-face-decls>
    <style:font-face svg:font-family="'DejaVu Serif'" style:font-family-generic="roman" style:name="DejaVuSerif" style:font-pitch="variable"/>
    <style:font-face svg:font-family="'DejaVu Sans'" style:font-family-generic="swiss" style:name="DejaVuSans" style:font-pitch="variable"/>
    <style:font-face svg:font-family="'DejaVu mono'" style:font-family-generic="modern" style:name="DejaVumono" style:font-pitch="fixed"/>
    <style:font-face svg:font-family="'DejaVu Sans Mono'" style:font-family-generic="swiss" style:name="DejaVuSansMono" style:font-pitch="fixed"/>
  </office:font-face-decls>
  <office:automatic-styles>
    <style:style style:family="section" style:name="Sect1" style:display-name="Sect1"/>
  </office:automatic-styles>
  <office:body>
    <office:text>
      <text:section text:style-name="Sect1" text:name="RunaWFE. Клиент-оповещатель о поступивших задачах. Руководство администратора.">
        <text:h text:outline-level="1" text:style-name="HeadingArticle">RunaWFE. Клиент-оповещатель о поступивших задачах. Руководство администратора.</text:h>
        <text:p text:style-name="TextBody"><text:span text:style-name="Bold">Версия 3.0</text:span></text:p>
        <text:p text:style-name="TextBody">© 2004-2012, ЗАО “Руна”, материалы этого документа распространяется свободно на условиях лицензии GNU FDL. RunaWFE является системой с открытым кодом и распространяется в соответствии с LGPL лицензией (<text:a xlink:href="http://www.gnu.org/licenses/lgpl.html).">http://www.gnu.org/licenses/lgpl.html).</text:a></text:p>
        <text:section text:style-name="Sect1" text:name="Настройка rtn на RunaWFE сервер ">
          <text:h text:outline-level="2" text:style-name="Heading1">Настройка rtn на RunaWFE сервер </text:h>
          <text:p text:style-name="TextBody"> Клиент оповещатель по умолчанию настроен на работу с RunaWFE сервером, расположенном на компьютере с именем wfe_server. Настроить клиент на другой сервер можно следующими способами: </text:p>
          <text:list text:style-name="numberedlist">
            <text:list-item>
              <text:p text:style-name="TextBody"> Необходимо сопоставить на клиентских машинах (с клиентом-оповещателем) ip адрес RunaWFE сервера имени wfe_server. В Windows системах это возможно сделать, прописав в C:\WINDOWS\system32\drivers\etc\hosts строку «ip_addr wfe_server». В linux системах аналогичную строку необходимо прописать в файле /etc/hosts. </text:p>
            </text:list-item>
            <text:list-item>
              <text:p text:style-name="TextBody"> Перенастроить клиент-оповещатель на RunaWFE сервер, заменив в файлах af_delegate.properties и application.properties wfe_server на ip адрес или имя сервера. В случае, если RunaWFE сервер использует порты, отличные от портoв по умолчанию (1099 и 8080), то необходимо заменить порты на актуальные. </text:p>
            </text:list-item>
          </text:list>
        </text:section>
        <text:section text:style-name="Sect1" text:name="Аутентификация ">
          <text:h text:outline-level="2" text:style-name="Heading1">Аутентификация </text:h>
          <text:section text:style-name="Sect1" text:name="Выбор типа аутентификации ">
            <text:h text:outline-level="3" text:style-name="Heading2">Выбор типа аутентификации </text:h>
            <text:p text:style-name="TextBody"> Аутентификация в клиенте-оповещателе состоит из двух частей: </text:p>
            <text:list text:style-name="unorderedlist">
              <text:list-item>
                <text:p text:style-name="TextBody"> Аутентификация, проводимая по RMI. Используется клиентом для получения информации о заданиях пользователя и отображении на основе этой информации значка в трее и всплывающих сообщений при приходе новых задач </text:p>
              </text:list-item>
              <text:list-item>
                <text:p text:style-name="TextBody"> Аутентификация, проводимая во встроенном web браузере. Необходима для корреткной работы web интерфейса системы RunaWFE. </text:p>
              </text:list-item>
            </text:list>
            <text:p text:style-name="TextBody">Для аутентификации по RMI доступно 2 механизма аутентификации: с использованием логина и пароля пользователя в системе RunaWFE и аутентификация по протоколу kerberos. Тип используемой аутентификации определяется параметром authentication.type в файле application.properties. Для использования аутентификации с использованием логина и пароля необходимо установить параметр в «userinput», а для использования аутентификации по протоколу kerberos установить «kerberos». При аутентификации по протоколу kerberos клиент-оповещатель аутентифицируется без дополнительной информации со стороны пользователя системы. При аутентификации с использованием логина и пароля пользователю будет предложено ввести имя и пароль. </text:p>
            <text:p text:style-name="TextBody">Тип аутентификации во встроенном web браузере задается параметром login.relative.url в файле application.properties в виде url, относительно адреса web интерфейса RunaWFE. Для аутентификации во встроенном web браузере доступно 3 url:  </text:p>
            <text:list text:style-name="unorderedlist">
              <text:list-item>
                <text:p text:style-name="TextBody"> /login.do — аутентификация с использованием логина и пароля пользователя. Для корреткной работы требует, что-бы RMI аутентификация так-же использовала аутентификацию по имени и паролю. </text:p>
              </text:list-item>
              <text:list-item>
                <text:p text:style-name="TextBody"> /ntlmlogin.do — аутентификация с использованием протокола ntlm. </text:p>
              </text:list-item>
              <text:list-item>
                <text:p text:style-name="TextBody"> /krblogin.do — аутентификация по протоколу kerberos. </text:p>
              </text:list-item>
            </text:list>
          </text:section>
          <text:section text:style-name="Sect1" text:name="Настройка аутентификации с использованием имени и пароля пользователя ">
            <text:h text:outline-level="3" text:style-name="Heading2">Настройка аутентификации с использованием имени и пароля пользователя </text:h>
            <text:p text:style-name="TextBody"> При использовании аутентификации по имени и паролю клиент-оповещатель при старте попросит пользователя ввести имя и пароль. </text:p>
            <text:p text:style-name="TextBody">Параметры userinput.default.login и userinput.default.password в файле application.properties определяют имя и пароль, отображаемые по умолчанию в диалоге пользователя. Для того, чтобы аутентификация проходила автоматически без появления диалога необходимо выставить userinput.login.silently равным true. </text:p>
          </text:section>
          <text:section text:style-name="Sect1" text:name="Настройка Kerberos аутентификации  ">
            <text:h text:outline-level="3" text:style-name="Heading2">Настройка Kerberos аутентификации  </text:h>
            <text:p text:style-name="TextBody"> Замечание. В данном разделе во всех именах и принципалах пользователей и серверов нужно учитывать, что заглавные и прописные буквы разнятся. </text:p>
            <text:section text:style-name="Sect1" text:name="Настройка клиентской части ">
              <text:h text:outline-level="4" text:style-name="Heading3">Настройка клиентской части </text:h>
              <text:p text:style-name="TextBody"> Последовательность действий: </text:p>
              <text:p text:style-name="TextBody">1. Внести в следующий ключ реестра параметр </text:p>
              <text:p text:style-name="TextBody">- Для Windows Server 2003 и Windows 2000 SP4 </text:p>
              <text:p text:style-name="TextBody">ключ: HKEY_LOCAL_MACHINE\System\CurrentControlSet\Control\Lsa\Kerberos\Parameters </text:p>
              <text:p text:style-name="TextBody">параметр: allowtgtsessionkey=dword:0x01 </text:p>
              <text:p text:style-name="TextBody">- Для Windows XP SP2 </text:p>
              <text:p text:style-name="TextBody">ключ: HKEY_LOCAL_MACHINE\System\CurrentControlSet\Control\Lsa\Kerberos </text:p>
              <text:p text:style-name="TextBody">параметр: allowtgtsessionkey=dword:0x01 </text:p>
              <text:p text:style-name="TextBody">Замечание. После внесения параметра необходима перезагрузка. </text:p>
              <text:p text:style-name="TextBody">Описание проблемы, которая решается при помощи данного действия: <text:a xlink:href="http://java.sun.com/j2se/1.5.0/docs/guide/security/jgss/tutorials/Troubleshooting.html">http://java.sun.com/j2se/1.5.0/docs/guide/security/jgss/tutorials/Troubleshooting.html</text:a> глава "javax.security.auth.login.LoginException: KrbException: KDC has no support for encryption type (14) - KDC has no support for encryption type". </text:p>
              <text:p text:style-name="TextBody">2. Создать/отредактировать файл конфигурации Kerberos krb5.ini </text:p>
              <text:p text:style-name="TextBody">Файл должен находиться в %SystemRoot% и иметь имя krb5.ini. </text:p>
              <text:p text:style-name="TextBody">Обязательно следует указать в качестве алгоритмов шифрования следующие: </text:p>
              <text:p text:style-name="TextBody">[libdefaults] </text:p>
              <text:p text:style-name="TextBody">default_tkt_enctypes = des-cbc-md5 des-cbc-crc des3-cbc-sha1 </text:p>
              <text:p text:style-name="TextBody">default_tgs_enctypes = des-cbc-md5 des-cbc-crc des3-cbc-sha1 </text:p>
              <text:p text:style-name="TextBody">permitted_enctypes = des-cbc-md5 des-cbc-crc des3-cbc-sha1 </text:p>
              <text:p text:style-name="TextBody">Детальное описание файла конфигурации Kerberos <text:a xlink:href="http://web.mit.edu/kerberos/www/krb5-1.4/krb5-1.4.3/doc/krb5-admin/krb5.conf.html.">http://web.mit.edu/kerberos/www/krb5-1.4/krb5-1.4.3/doc/krb5-admin/krb5.conf.html.</text:a> (Пример конфигурационного файла krb5.ini прилагается.) </text:p>
              <text:p text:style-name="TextBody">3. Проинсталлировать на клиенте JRE5.0.10+, (находится <text:a xlink:href="http://java.sun.com/j2se/1.5.0/download.jsp)">http://java.sun.com/j2se/1.5.0/download.jsp)</text:a></text:p>
              <text:p text:style-name="TextBody">4. После настройки серверной части клиентское приложение можно будет активизировать, запустив на выполнение файл $(NOTIFIER_ROOT)\run.exe (run.sh). </text:p>
            </text:section>
            <text:section text:style-name="Sect1" text:name="Настройка серверной части ">
              <text:h text:outline-level="4" text:style-name="Heading3">Настройка серверной части </text:h>
              <text:p text:style-name="TextBody"> См. подробное описание настройки RunaWFE сервера в документе <text:a xlink:href="http://wf.runa.ru/rus/doc/RunaWFE._%D0%A0%D1%83%D0%BA%D0%BE%D0%B2%D0%BE%D0%B4%D1%81%D1%82%D0%B2%D0%BE_%D0%BF%D0%BE_%D1%83%D1%81%D1%82%D0%B0%D0%BD%D0%BE%D0%B2%D0%BA%D0%B5_%D0%B8_%D0%BA%D0%BE%D0%BD%D1%84%D0%B8%D0%B3%D1%83%D1%80%D0%B8%D1%80%D0%BE%D0%B2%D0%B0%D0%BD%D0%B8%D1%8E."> "RunaWFE. Руководство по установке и конфигурированию"</text:a>. Обратите внимание, что для корректной аутентификации клиента-оповещателя по RMI с использованием протокола kerberos, необходимо в файле kerberos_module.properties, находящемся в папке rtn установить тот же serverPrincipal, что и на RunaWFE сервере (Одноименное свойство в kerberos_module.properties находящемся в jboss-root/server/default/conf). </text:p>
            </text:section>
          </text:section>
        </text:section>
        <text:section text:style-name="Sect1" text:name="Настройка безопасности JVM ">
          <text:h text:outline-level="2" text:style-name="Heading1">Настройка безопасности JVM </text:h>
          <text:p text:style-name="TextBody"> Включить security manager. Для включения security manager'а для всех локально запускаемых приложений необходимо определить переменную окружения _JAVA_OPTIONS и установить ее значение -Djava.security.manager </text:p>
          <text:p text:style-name="TextBody">После этого на все локально запускаемые приложения будут накладываться ограничения security manager'а по умолчанию. Эти ограничения описываются в файле $JAVA_HOME\lib\security\java.policy. </text:p>
          <text:p text:style-name="TextBody">Формат этого файла описан <text:a xlink:href="http://java.sun.com/j2se/1.5.0/docs/guide/security/PolicyFiles.html.">http://java.sun.com/j2se/1.5.0/docs/guide/security/PolicyFiles.html.</text:a> Список возможных полномочий используемых security manager'ом – <text:a xlink:href="http://java.sun.com/j2se/1.5.0/docs/guide/security/permissions.html.">http://java.sun.com/j2se/1.5.0/docs/guide/security/permissions.html.</text:a></text:p>
          <text:p text:style-name="TextBody">Пример политики (файла java.policy) дающий классам (в том числе и из JAR архивов) из директории D:\tmp все полномочия и не дающим никаких полномочий классам (в том числе и из JAR архивов) из любых других директорий файловой системы: </text:p>
          <text:p text:style-name="TextBody">// Standard extensions get all permissions by default </text:p>
          <text:p text:style-name="TextBody">grant codeBase "file:${{java.ext.dirs}}/*" { </text:p>
          <text:p text:style-name="TextBody">permission java.security.AllPermission; </text:p>
          <text:p text:style-name="TextBody">}; </text:p>
          <text:p text:style-name="TextBody">// default permissions granted to all domains </text:p>
          <text:p text:style-name="TextBody">grant {  </text:p>
          <text:p text:style-name="TextBody">// Allows any thread to stop itself using the java.lang.Thread.stop() </text:p>
          <text:p text:style-name="TextBody">// method that takes no argument. </text:p>
          <text:p text:style-name="TextBody">// Note that this permission is granted by default only to remain </text:p>
          <text:p text:style-name="TextBody">// backwards compatible. </text:p>
          <text:p text:style-name="TextBody">// It is strongly recommended that you either remove this permission </text:p>
          <text:p text:style-name="TextBody">// from this policy file or further restrict it to code sources </text:p>
          <text:p text:style-name="TextBody">// that you specify, because Thread.stop() is potentially unsafe. </text:p>
          <text:p text:style-name="TextBody">// See "<text:a xlink:href="http://java.sun.com/notes">http://java.sun.com/notes</text:a>" for more information. </text:p>
          <text:p text:style-name="TextBody">permission java.lang.RuntimePermission "stopThread"; </text:p>
          <text:p text:style-name="TextBody">// allows anyone to listen on un-privileged ports </text:p>
          <text:p text:style-name="TextBody">permission java.net.SocketPermission "localhost:1024-", "listen"; </text:p>
          <text:p text:style-name="TextBody">// "standard" properies that can be read by anyone </text:p>
          <text:p text:style-name="TextBody">permission java.util.PropertyPermission "java.version", "read"; </text:p>
          <text:p text:style-name="TextBody">permission java.util.PropertyPermission "java.vendor", "read"; </text:p>
          <text:p text:style-name="TextBody">permission java.util.PropertyPermission "java.vendor.url", "read"; </text:p>
          <text:p text:style-name="TextBody">permission java.util.PropertyPermission "java.class.version", "read"; </text:p>
          <text:p text:style-name="TextBody">permission java.util.PropertyPermission "os.name", "read"; </text:p>
          <text:p text:style-name="TextBody">permission java.util.PropertyPermission "os.version", "read"; </text:p>
          <text:p text:style-name="TextBody">permission java.util.PropertyPermission "os.arch", "read"; </text:p>
          <text:p text:style-name="TextBody">permission java.util.PropertyPermission "file.separator", "read"; </text:p>
          <text:p text:style-name="TextBody">permission java.util.PropertyPermission "path.separator", "read"; </text:p>
          <text:p text:style-name="TextBody">permission java.util.PropertyPermission "line.separator", "read"; </text:p>
          <text:p text:style-name="TextBody">permission java.util.PropertyPermission "java.specification.version", "read"; </text:p>
          <text:p text:style-name="TextBody">permission java.util.PropertyPermission "java.specification.vendor", "read"; </text:p>
          <text:p text:style-name="TextBody">permission java.util.PropertyPermission "java.specification.name", "read"; </text:p>
          <text:p text:style-name="TextBody">permission java.util.PropertyPermission "java.vm.specification.version", "read"; </text:p>
          <text:p text:style-name="TextBody">permission java.util.PropertyPermission "java.vm.specification.vendor", "read"; </text:p>
          <text:p text:style-name="TextBody">permission java.util.PropertyPermission "java.vm.specification.name", "read"; </text:p>
          <text:p text:style-name="TextBody">permission java.util.PropertyPermission "java.vm.version", "read"; </text:p>
          <text:p text:style-name="TextBody">permission java.util.PropertyPermission "java.vm.vendor", "read"; </text:p>
          <text:p text:style-name="TextBody">permission java.util.PropertyPermission "java.vm.name", "read"; </text:p>
          <text:p text:style-name="TextBody">}; </text:p>
          <text:p text:style-name="TextBody">grant codeBase "file:/D:/tmp/*" { </text:p>
          <text:p text:style-name="TextBody">permission java.security.AllPermission; </text:p>
          <text:p text:style-name="TextBody">}; </text:p>
        </text:section>
        <text:section text:style-name="Sect1" text:name="Как запустить клиент-оповещатель ">
          <text:h text:outline-level="2" text:style-name="Heading1">Как запустить клиент-оповещатель </text:h>
          <text:p text:style-name="TextBody"> Установите в af_delegate.properties ссылку на RunaWFE сервер. </text:p>
          <text:p text:style-name="TextBody">Установите swt-win32-3232.dll в директорию, ссылка на которую находится в переменной окружения Path. </text:p>
          <text:p text:style-name="TextBody">Запустите javaw -cp .;rtn.jar ru.runa.notifier.PlatformLoader </text:p>
          <text:p text:style-name="TextBody">javaw -cp .;rtn.jar ru.runa.notifier.PlatformLoader </text:p>
          <text:p text:style-name="TextBody"><text:span text:style-name="Emphasis">Замечание</text:span>. Можно не использовать переменную окружения Path. В этом случае положите swt-win32-3232.dll в ту же директорию, что и rtn.jar.</text:p>
          <text:p text:style-name="TextBody">Запустите javaw -Djava.library.path=. -cp .;rtn.jar ru.runa.notifier.PlatformLoader </text:p>
          <text:p text:style-name="TextBody">или runa_tasks.exe </text:p>
        </text:section>
        <text:section text:style-name="Sect1" text:name="Настройка оповещения по электронной почте ">
          <text:h text:outline-level="2" text:style-name="Heading1">Настройка оповещения по электронной почте </text:h>
          <text:p text:style-name="TextBody">Для того, чтобы пользователю приходило сообщение о новой задаче в бизнес процессе на электронный адрес необходимо </text:p>
          <text:p text:style-name="TextBody">1) Чтобы у исполнителей, которым должны приходить email сообщения в свойствах Исполнителя присутствовал почтовый адрес, на который будет производиться отправка оповещений. И исполнители имели статус "Активен". </text:p>
          <text:p text:style-name="TextBody">2) В server\default\conf\emailTaskNotifier.properties включить оповещение по почте, поставив smtp.SendNotifiction=true. В этом же файле задать параметры smtp сервера, который будет рассылать сообщения и пользователя smtp от имени которого будут рассылаться сообщения.</text:p>
        </text:section>
      </text:section>
    </office:text>
  </office:body>
</office:document-content>
</file>

<file path=styles.xml><?xml version="1.0" encoding="utf-8"?>
<office:document-styles xmlns:ns36="a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font-face-decls>
    <style:font-face svg:font-family="'DejaVu Serif'" style:font-family-generic="roman" style:name="DejaVuSerif" style:font-pitch="variable"/>
    <style:font-face svg:font-family="'DejaVu Sans'" style:font-family-generic="swiss" style:name="DejaVuSans" style:font-pitch="variable"/>
    <style:font-face svg:font-family="'DejaVu mono'" style:font-family-generic="modern" style:name="DejaVumono" style:font-pitch="fixed"/>
    <style:font-face svg:font-family="'DejaVu Sans Mono'" style:font-family-generic="swiss" style:name="DejaVuSansMono" style:font-pitch="fixed"/>
  </office:font-face-decls>
  <office:styles>
    <style:style style:family="table-column" style:name="Dumbcolumn" style:display-name="Dumbcolumn">
      <style:table-column-properties style:column-width="1.0in"/>
    </style:style>
    <style:style style:family="paragraph" style:name="IndentedSingle" style:display-name="IndentedSingle">
      <style:paragraph-properties fo:margin-right="0in" fo:margin-top="0.05in" fo:keep-together="always" fo:orphans="3" fo:margin-left="0.12in" fo:margin-bottom="0.04in"/>
      <style:text-properties style:font-name="DejaVuSerif"/>
    </style:style>
    <style:style style:family="paragraph" style:name="IndentedDouble" style:display-name="IndentedDouble">
      <style:paragraph-properties fo:margin-right="0in" fo:margin-top="0.05in" fo:keep-together="always" fo:orphans="3" fo:margin-left="0.24in" fo:margin-bottom="0.04in"/>
      <style:text-properties style:font-name="DejaVuSerif"/>
    </style:style>
    <style:style style:family="paragraph" style:name="IndentedTriple" style:display-name="IndentedTriple">
      <style:paragraph-properties fo:margin-right="0in" fo:margin-top="0.05in" fo:keep-together="always" fo:orphans="3" fo:margin-left="0.36in" fo:margin-bottom="0.04in"/>
      <style:text-properties style:font-name="DejaVuSerif"/>
    </style:style>
    <style:style style:family="text" style:name="Strike" style:display-name="Strike">
      <style:text-properties style:font-name="DejaVuSerif" style:text-line-through-style="solid"/>
    </style:style>
    <style:style style:family="text" style:name="Big" style:display-name="Big">
      <style:text-properties style:font-name="DejaVuSerif" fo:font-size="125%"/>
    </style:style>
    <style:style style:family="text" style:name="Small" style:display-name="Small">
      <style:text-properties style:font-name="DejaVuSerif" fo:font-size="80%"/>
    </style:style>
    <style:style style:family="paragraph" style:name="Blockquote" style:display-name="Blockquote">
      <style:paragraph-properties fo:margin-right="0.12in" fo:margin-top="0in" fo:keep-together="always" fo:orphans="3" fo:margin-left="0.12in" fo:margin-bottom="0.15in"/>
      <style:text-properties style:font-name="DejaVuSerif"/>
    </style:style>
    <style:style style:family="text" style:name="Underline" style:display-name="Underline">
      <style:text-properties style:text-underline-style="solid" style:font-name="DejaVuSerif"/>
    </style:style>
    <style:style style:family="text" style:name="Sup" style:display-name="Sup">
      <style:text-properties style:text-position="super" style:font-name="DejaVuSerif"/>
    </style:style>
    <style:style style:family="text" style:name="Sub" style:display-name="Sub">
      <style:text-properties style:text-position="-30% 50%" style:font-name="DejaVuSerif"/>
    </style:style>
    <style:style style:family="paragraph" style:name="Center" style:display-name="Center">
      <style:paragraph-properties fo:text-align="center"/>
      <style:text-properties style:font-name="DejaVuSerif"/>
    </style:style>
    <style:style style:family="graphic" style:name="Formula" style:display-name="Formula"/>
    <style:style style:default-outline-level="1" style:name="Chapter" style:family="paragraph" style:display-name="Chapter">
      <style:paragraph-properties fo:margin-bottom="0.15in" fo:keep-with-next="always" fo:margin-top="0.3in"/>
      <style:text-properties style:font-name="DejaVuSans" fo:font-size="32pt"/>
    </style:style>
    <style:style style:default-outline-level="1" style:name="HeadingArticle" style:family="paragraph" style:display-name="HeadingArticle">
      <style:paragraph-properties fo:margin-bottom="0.15in" fo:keep-with-next="always" fo:margin-top="0in"/>
      <style:text-properties style:font-name="DejaVuSans" fo:font-size="24pt"/>
    </style:style>
    <style:style style:default-outline-level="2" style:name="Heading1" style:family="paragraph" style:display-name="Heading1">
      <style:paragraph-properties fo:margin-bottom="0.15in" fo:keep-with-next="always" fo:margin-top="0.3in"/>
      <style:text-properties style:font-name="DejaVuSans" fo:font-size="20pt"/>
    </style:style>
    <style:style style:default-outline-level="3" style:name="Heading2" style:family="paragraph" style:display-name="Heading2">
      <style:text-properties style:font-name="DejaVuSans" fo:font-size="18pt"/>
      <style:paragraph-properties fo:margin-bottom="0.08in" fo:keep-with-next="always" fo:margin-top="0.3in"/>
    </style:style>
    <style:style style:default-outline-level="4" style:name="Heading3" style:family="paragraph" style:display-name="Heading3">
      <style:text-properties style:font-name="DejaVuSans" fo:font-size="16pt"/>
      <style:paragraph-properties fo:margin-bottom="0.05in" fo:keep-with-next="always" fo:margin-top="0.3in"/>
    </style:style>
    <style:style style:default-outline-level="5" style:name="Heading4" style:family="paragraph" style:display-name="Heading4">
      <style:text-properties style:font-name="DejaVuSans" fo:font-size="14pt"/>
      <style:paragraph-properties fo:margin-bottom="0.05in" fo:keep-with-next="always" fo:margin-top="0.3in"/>
    </style:style>
    <style:style style:default-outline-level="6" style:name="Heading5" style:family="paragraph" style:display-name="Heading5">
      <style:text-properties style:font-name="DejaVuSans" fo:font-size="10pt"/>
      <style:paragraph-properties fo:margin-bottom="0.05in" fo:keep-with-next="always" fo:margin-top="0.3in"/>
    </style:style>
    <style:style style:family="paragraph" style:name="TextBody" style:display-name="TextBody">
      <style:paragraph-properties fo:margin-top="0.04in" fo:keep-together="always" style:punctuation-wrap="hanging" fo:orphans="3" fo:text-align="left" style:line-break="strict" fo:margin-bottom="0.05in"/>
      <style:text-properties fo:language="en" style:font-name="DejaVuSerif" fo:country="US" fo:font-size="12pt"/>
    </style:style>
    <style:style style:family="text" style:name="Bold" style:display-name="Bold">
      <style:text-properties style:font-name="DejaVuSerif" fo:font-weight="bold"/>
    </style:style>
    <style:style style:family="text" style:name="Emphasis" style:display-name="Emphasis">
      <style:text-properties fo:font-style="italic" style:font-name="DejaVuSerif"/>
    </style:style>
    <style:style style:family="text" style:name="Teletyped" style:display-name="Teletyped">
      <style:text-properties style:font-name="DejaVumono" fo:font-size="80%"/>
    </style:style>
    <style:style style:family="paragraph" style:name="Preformatted" style:display-name="Preformatted">
      <style:paragraph-properties fo:margin-right=".25in" fo:margin-top=".25in" fo:keep-together="always" fo:background-color="#e6e6e6" fo:orphans="3" fo:margin-left=".25in" fo:margin-bottom=".25in"/>
      <style:text-properties style:font-name="DejaVumono" fo:font-size="10pt"/>
    </style:style>
    <text:list-style style:name="FootnoteList" style:display-name="FootnoteList">
      <text:list-level-style-number text:level="1" style:num-format="1">
        <style:list-level-properties text:min-label-width="0.2in" text:space-before="0.02in"/>
      </text:list-level-style-number>
    </text:list-style>
    <style:style style:list-style-name="FootnoteList" style:family="paragraph" style:name="Footnote" style:display-name="Footnote">
      <style:text-properties style:font-name="DejaVuSerif" fo:font-size="10pt"/>
    </style:style>
    <style:style style:family="paragraph" style:name="HorizontalLine" style:display-name="HorizontalLine">
      <style:paragraph-properties fo:border-right="none" fo:border-top="none" fo:padding="0in" fo:margin-top="0in" fo:border-left="none" fo:margin-bottom="0.1965in" style:border-line-width-bottom="0.0008in 0.0138in 0.0008in" fo:border-bottom="0.0154in double #808080"/>
    </style:style>
    <text:list-style style:name="numberedlist" style:display-name="numberedlist">
      <text:list-level-style-number style:num-suffix=".  " style:num-prefix="  " text:level="1" style:num-format="1"/>
      <text:list-level-style-number style:num-suffix=")  " style:num-prefix="  " text:level="2" style:num-format="a"/>
      <text:list-level-style-bullet style:num-suffix="   " style:num-prefix="  " text:level="3" text:bullet-char="•"/>
    </text:list-style>
    <text:list-style style:name="unorderedlist" style:display-name="unorderedlist">
      <text:list-level-style-bullet style:num-suffix="   " style:num-prefix="   " text:level="1" text:bullet-char="•"/>
    </text:list-style>
    <text:list-style style:name="definitionlist" style:display-name="definitionlist">
      <text:list-level-style-bullet style:num-suffix="" text:bullet-char=" " text:level="1"/>
    </text:list-style>
    <style:style style:family="paragraph" style:name="definitionterm" style:display-name="definitionterm">
      <style:text-properties style:font-name="DejaVuSerif" fo:font-weight="bold"/>
    </style:style>
    <style:style style:family="graphic" style:parent-style-name="mwlibfrmOuter" style:name="mwlibfrmOuterCenter" style:display-name="mwlibfrmOuterCenter">
      <style:graphic-properties fo:padding="0.0402in" fo:background-color="transparent" style:wrap="paralell" fo:margin-top="0.1in" fo:margin-right="0.1in" fo:margin-left="0.1in" style:vertical-pos="from-top" style:horizontal-rel="paragraph" dr3d:shadow="none" style:number-wrapped-paragraphs="no-limit" fo:margin-bottom="0.1in" style:horizontal-pos="center" style:vertical-rel="paragraph" fo:border="0.0138in solid #c0c0c0"/>
    </style:style>
    <style:style style:family="graphic" style:parent-style-name="mwlibfrmOuter" style:name="mwlibfrmOuterLeft" style:display-name="mwlibfrmOuterLeft">
      <style:graphic-properties fo:padding="0.0402in" fo:background-color="transparent" style:wrap="right" fo:margin-top="0.1in" fo:margin-right="0.1in" fo:margin-left="0.1in" style:vertical-pos="from-top" style:horizontal-rel="paragraph" dr3d:shadow="none" style:number-wrapped-paragraphs="no-limit" fo:margin-bottom="0.1in" style:horizontal-pos="left" style:vertical-rel="paragraph" fo:border="0.0138in solid #c0c0c0"/>
    </style:style>
    <style:style style:family="graphic" style:parent-style-name="mwlibfrmOuter" style:name="mwlibfrmOuterRight" style:display-name="mwlibfrmOuterRight">
      <style:graphic-properties fo:padding="0.0402in" fo:background-color="transparent" style:wrap="left" fo:margin-top="0.1in" fo:margin-right="0.1in" fo:margin-left="0.1in" style:vertical-pos="from-top" style:horizontal-rel="paragraph" dr3d:shadow="none" style:number-wrapped-paragraphs="no-limit" fo:margin-bottom="0.1in" style:horizontal-pos="right" style:vertical-rel="paragraph" fo:border="0.0138in solid #c0c0c0"/>
    </style:style>
    <style:style style:family="graphic" style:name="mwlib_frmInner" style:display-name="mwlib_frmInner">
      <style:graphic-properties draw:gamma="100%" fo:clip="rect(0in 0in 0in 0in)" draw:color-mode="standard" style:mirror="none" draw:contrast="0%" style:vertical-pos="from-top" style:horizontal-rel="paragraph" draw:red="0%" draw:luminance="0%" style:horizontal-pos="center" draw:color-inversion="false" draw:blue="0%" style:vertical-rel="paragraph" draw:image-opacity="100%" draw:green="0%"/>
    </style:style>
    <style:style style:family="paragraph" style:parent-style-name="TextBody" style:name="ImageCaption" style:display-name="ImageCaption">
      <style:paragraph-properties fo:text-align="center" style:justify-single-word="false"/>
      <style:text-properties style:font-name="DejaVuSerif" fo:font-size="10pt"/>
    </style:style>
    <style:style style:family="paragraph" style:name="TableCaption" style:display-name="TableCaption">
      <style:paragraph-properties fo:margin-bottom="0.1in" fo:text-align="center"/>
      <style:text-properties style:font-name="DejaVuSerif" fo:font-weight="bold"/>
    </style:style>
    <style:style style:family="section" style:name="SectTable" style:display-name="SectTable"/>
  </office:styles>
  <office:automatic-styles/>
</office:document-styles>
</file>

<file path=meta.xml><?xml version="1.0" encoding="utf-8"?>
<office:document-meta xmlns:ns36="a"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draw="urn:oasis:names:tc:opendocument:xmlns:drawing:1.0" xmlns:svg="urn:oasis:names:tc:opendocument:xmlns:svg-compatible:1.0" xmlns:text="urn:oasis:names:tc:opendocument:xmlns:text:1.0" xmlns:office="urn:oasis:names:tc:opendocument:xmlns:office:1.0" xmlns:dr3d="urn:oasis:names:tc:opendocument:xmlns:dr3d:1.0" xmlns:xlink="http://www.w3.org/1999/xlink" office:version="1.1">
  <office:meta>
    <dc:language>en</dc:language>
    <meta:user-defined meta:name="Rights">GFDL</meta:user-defined>
    <dc:title/>
    <meta:generator>ODFPY/0.9.3</meta:generator>
  </office:meta>
</office:document-meta>
</file>